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45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22.331cm"/>
    </style:style>
    <style:style style:name="co8" style:family="table-column">
      <style:table-column-properties fo:break-before="auto" style:column-width="4.697cm"/>
    </style:style>
    <style:style style:name="co9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2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consult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  <table:table-cell office:value-type="string" calcext:value-type="string">
            <text:p>date_rea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06JUN2025</text:p>
          </table:table-cell>
          <table:table-cell office:value-type="string" calcext:value-type="string">
            <text:p>study was starting, programs were developed in the middle of the read and as such time couldn’t be estimated with the navigation histor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k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8JUN20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k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8JUN20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k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9JUN20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nk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JUN20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JUN20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JUN20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JUN20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JUN20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JUN20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JUN20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nk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JUN202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JUN20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JUN202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JUN202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JUN202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JUN20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JUN202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k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k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k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k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6" calcext:value-type="float">
            <text:p>2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4JUN2025</text:p>
          </table:table-cell>
          <table:table-cell office:value-type="string" calcext:value-type="string">
            <text:p>annoying outlier – keeping this datapoint but could be removed in future versions (original values : new_words = 1 | consult words = 4 | total words = 25 | time_minutes = 1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84" calcext:value-type="float">
            <text:p>2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67" calcext:value-type="float">
            <text:p>2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287" calcext:value-type="float">
            <text:p>2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32" calcext:value-type="float">
            <text:p>3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99" calcext:value-type="float">
            <text:p>2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7JUN202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83" calcext:value-type="float">
            <text:p>2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JUN202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JUN202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98" calcext:value-type="float">
            <text:p>2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JUN202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104848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otal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_new_words</text:p>
          </table:table-cell>
          <table:table-cell office:value-type="string" calcext:value-type="string">
            <text:p>total_total_words</text:p>
          </table:table-cell>
          <table:table-cell office:value-type="string" calcext:value-type="string">
            <text:p>time_minutes_total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formula="of:=SUM([$Sheet1.B$1:$Sheet1.B$1048576])" office:value-type="float" office:value="3348" calcext:value-type="float">
            <text:p>3348</text:p>
          </table:table-cell>
          <table:table-cell table:formula="of:=SUM([$Sheet1.D$1:$Sheet1.D$1048576])" office:value-type="float" office:value="21234" calcext:value-type="float">
            <text:p>21234</text:p>
          </table:table-cell>
          <table:table-cell table:formula="of:=SUM([$Sheet1.E$1:$Sheet1.E$1048576])" office:value-type="float" office:value="4019" calcext:value-type="float">
            <text:p>4019</text:p>
          </table:table-cell>
          <table:table-cell table:formula="of:=[.C2]/60" office:value-type="float" office:value="66.9833333333333" calcext:value-type="float">
            <text:p>66,98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6-27T10:09:41.343370292</dc:date>
    <meta:editing-duration>PT3H57M22S</meta:editing-duration>
    <meta:editing-cycles>122</meta:editing-cycles>
    <meta:generator>LibreOffice/7.3.7.2$Linux_X86_64 LibreOffice_project/30$Build-2</meta:generator>
    <meta:document-statistic meta:table-count="2" meta:cell-count="489" meta:object-count="0"/>
  </office:meta>
</office:document-meta>
</file>